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1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6.05pt"/>
    </style:style>
    <style:style style:name="co4" style:family="table-column">
      <style:table-column-properties fo:break-before="auto" style:column-width="34.21pt"/>
    </style:style>
    <style:style style:name="co5" style:family="table-column">
      <style:table-column-properties fo:break-before="auto" style:column-width="51.31pt"/>
    </style:style>
    <style:style style:name="co6" style:family="table-column">
      <style:table-column-properties fo:break-before="auto" style:column-width="57.06pt"/>
    </style:style>
    <style:style style:name="co7" style:family="table-column">
      <style:table-column-properties fo:break-before="auto" style:column-width="20.3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tu1" table:style-name="ta1">
        <table:shapes>
          <draw:frame draw:z-index="0" draw:style-name="gr1" draw:text-style-name="P1" svg:width="453.51pt" svg:height="255.09pt" svg:x="687.49pt" svg:y="12.64pt">
            <loext:p draw:notify-on-update-of-ranges="rtu1.A1:rtu1.A100 rtu1.I1:rtu1.I100 rtu1.A1:rtu1.A100 rtu1.K1:rtu1.K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pt" svg:height="254.72pt" svg:x="689.98pt" svg:y="367.37pt">
            <loext:p draw:notify-on-update-of-ranges="rtu1.A1:rtu1.A100 rtu1.G1:rtu1.G100 rtu1.A1:rtu1.A100 rtu1.L1:rtu1.L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float" office:value="3.00000788" calcext:value-type="float">
            <text:p>3.0000078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21485" calcext:value-type="float">
            <text:p>1.921485</text:p>
          </table:table-cell>
          <table:table-cell/>
          <table:table-cell office:value-type="float" office:value="9.607424" calcext:value-type="float">
            <text:p>9.6074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.00000788" calcext:value-type="float">
            <text:p>6.0000078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65382" calcext:value-type="float">
            <text:p>2.165382</text:p>
          </table:table-cell>
          <table:table-cell/>
          <table:table-cell office:value-type="float" office:value="10.826908" calcext:value-type="float">
            <text:p>10.82690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.00000788" calcext:value-type="float">
            <text:p>9.0000078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55566" calcext:value-type="float">
            <text:p>1.955566</text:p>
          </table:table-cell>
          <table:table-cell/>
          <table:table-cell office:value-type="float" office:value="9.777831" calcext:value-type="float">
            <text:p>9.77783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.00000788" calcext:value-type="float">
            <text:p>12.0000078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374222" calcext:value-type="float">
            <text:p>2.374222</text:p>
          </table:table-cell>
          <table:table-cell/>
          <table:table-cell office:value-type="float" office:value="11.871108" calcext:value-type="float">
            <text:p>11.87110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.00000788" calcext:value-type="float">
            <text:p>15.0000078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080975" calcext:value-type="float">
            <text:p>2.080975</text:p>
          </table:table-cell>
          <table:table-cell/>
          <table:table-cell office:value-type="float" office:value="10.404877" calcext:value-type="float">
            <text:p>10.40487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.00000788" calcext:value-type="float">
            <text:p>18.0000078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57305" calcext:value-type="float">
            <text:p>1.957305</text:p>
          </table:table-cell>
          <table:table-cell/>
          <table:table-cell office:value-type="float" office:value="9.786527" calcext:value-type="float">
            <text:p>9.7865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.00000788" calcext:value-type="float">
            <text:p>21.0000078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25629" calcext:value-type="float">
            <text:p>2.125629</text:p>
          </table:table-cell>
          <table:table-cell/>
          <table:table-cell office:value-type="float" office:value="10.628146" calcext:value-type="float">
            <text:p>10.6281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.00000788" calcext:value-type="float">
            <text:p>24.0000078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331854" calcext:value-type="float">
            <text:p>2.331854</text:p>
          </table:table-cell>
          <table:table-cell/>
          <table:table-cell office:value-type="float" office:value="11.65927" calcext:value-type="float">
            <text:p>11.659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.00000788" calcext:value-type="float">
            <text:p>27.0000078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40007" calcext:value-type="float">
            <text:p>2.140007</text:p>
          </table:table-cell>
          <table:table-cell/>
          <table:table-cell office:value-type="float" office:value="10.700033" calcext:value-type="float">
            <text:p>10.7000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.00000788" calcext:value-type="float">
            <text:p>30.00000788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060667" calcext:value-type="float">
            <text:p>2.060667</text:p>
          </table:table-cell>
          <table:table-cell/>
          <table:table-cell office:value-type="float" office:value="10.303337" calcext:value-type="float">
            <text:p>10.30333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.00000788" calcext:value-type="float">
            <text:p>33.0000078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082203" calcext:value-type="float">
            <text:p>2.082203</text:p>
          </table:table-cell>
          <table:table-cell/>
          <table:table-cell office:value-type="float" office:value="10.411014" calcext:value-type="float">
            <text:p>10.41101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.00000788" calcext:value-type="float">
            <text:p>36.0000078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029902" calcext:value-type="float">
            <text:p>2.029902</text:p>
          </table:table-cell>
          <table:table-cell/>
          <table:table-cell office:value-type="float" office:value="10.149511" calcext:value-type="float">
            <text:p>10.14951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.00000788" calcext:value-type="float">
            <text:p>39.00000788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132942" calcext:value-type="float">
            <text:p>2.132942</text:p>
          </table:table-cell>
          <table:table-cell/>
          <table:table-cell office:value-type="float" office:value="10.664708" calcext:value-type="float">
            <text:p>10.66470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.00000788" calcext:value-type="float">
            <text:p>42.00000788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318224" calcext:value-type="float">
            <text:p>2.318224</text:p>
          </table:table-cell>
          <table:table-cell/>
          <table:table-cell office:value-type="float" office:value="11.591121" calcext:value-type="float">
            <text:p>11.59112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.00000788" calcext:value-type="float">
            <text:p>45.0000078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927314" calcext:value-type="float">
            <text:p>1.927314</text:p>
          </table:table-cell>
          <table:table-cell/>
          <table:table-cell office:value-type="float" office:value="9.636572" calcext:value-type="float">
            <text:p>9.6365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.00000788" calcext:value-type="float">
            <text:p>48.0000078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873079" calcext:value-type="float">
            <text:p>1.873079</text:p>
          </table:table-cell>
          <table:table-cell/>
          <table:table-cell office:value-type="float" office:value="9.365393" calcext:value-type="float">
            <text:p>9.36539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1.00000788" calcext:value-type="float">
            <text:p>51.00000788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075616" calcext:value-type="float">
            <text:p>2.075616</text:p>
          </table:table-cell>
          <table:table-cell/>
          <table:table-cell office:value-type="float" office:value="10.378078" calcext:value-type="float">
            <text:p>10.37807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.00000788" calcext:value-type="float">
            <text:p>54.00000788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869889" calcext:value-type="float">
            <text:p>1.869889</text:p>
          </table:table-cell>
          <table:table-cell/>
          <table:table-cell office:value-type="float" office:value="9.349446" calcext:value-type="float">
            <text:p>9.3494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.00000788" calcext:value-type="float">
            <text:p>57.00000788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2.080711" calcext:value-type="float">
            <text:p>2.080711</text:p>
          </table:table-cell>
          <table:table-cell/>
          <table:table-cell office:value-type="float" office:value="10.403553" calcext:value-type="float">
            <text:p>10.40355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.00000788" calcext:value-type="float">
            <text:p>60.00000788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5.876703" calcext:value-type="float">
            <text:p>5.876703</text:p>
          </table:table-cell>
          <table:table-cell/>
          <table:table-cell office:value-type="float" office:value="29.383513" calcext:value-type="float">
            <text:p>29.38351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.00000788" calcext:value-type="float">
            <text:p>63.00000788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72768" calcext:value-type="float">
            <text:p>1.372768</text:p>
          </table:table-cell>
          <table:table-cell/>
          <table:table-cell office:value-type="float" office:value="6.863841" calcext:value-type="float">
            <text:p>6.86384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.00000788" calcext:value-type="float">
            <text:p>66.00000788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42539" calcext:value-type="float">
            <text:p>1.542539</text:p>
          </table:table-cell>
          <table:table-cell/>
          <table:table-cell office:value-type="float" office:value="7.712696" calcext:value-type="float">
            <text:p>7.71269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.00000788" calcext:value-type="float">
            <text:p>69.00000788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27304" calcext:value-type="float">
            <text:p>1.527304</text:p>
          </table:table-cell>
          <table:table-cell/>
          <table:table-cell office:value-type="float" office:value="7.636521" calcext:value-type="float">
            <text:p>7.63652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.00000788" calcext:value-type="float">
            <text:p>72.00000788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55404" calcext:value-type="float">
            <text:p>1.455404</text:p>
          </table:table-cell>
          <table:table-cell/>
          <table:table-cell office:value-type="float" office:value="7.277021" calcext:value-type="float">
            <text:p>7.27702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.00000788" calcext:value-type="float">
            <text:p>75.00000788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86596" calcext:value-type="float">
            <text:p>1.586596</text:p>
          </table:table-cell>
          <table:table-cell/>
          <table:table-cell office:value-type="float" office:value="7.93298" calcext:value-type="float">
            <text:p>7.9329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.00000788" calcext:value-type="float">
            <text:p>78.00000788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92211" calcext:value-type="float">
            <text:p>1.792211</text:p>
          </table:table-cell>
          <table:table-cell/>
          <table:table-cell office:value-type="float" office:value="8.961056" calcext:value-type="float">
            <text:p>8.9610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.00000788" calcext:value-type="float">
            <text:p>81.00000788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84973" calcext:value-type="float">
            <text:p>1.584973</text:p>
          </table:table-cell>
          <table:table-cell/>
          <table:table-cell office:value-type="float" office:value="7.924866" calcext:value-type="float">
            <text:p>7.92486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.00000788" calcext:value-type="float">
            <text:p>84.00000788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99841" calcext:value-type="float">
            <text:p>1.599841</text:p>
          </table:table-cell>
          <table:table-cell/>
          <table:table-cell office:value-type="float" office:value="7.999203" calcext:value-type="float">
            <text:p>7.99920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.00000788" calcext:value-type="float">
            <text:p>87.00000788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47299" calcext:value-type="float">
            <text:p>1.447299</text:p>
          </table:table-cell>
          <table:table-cell/>
          <table:table-cell office:value-type="float" office:value="7.236494" calcext:value-type="float">
            <text:p>7.2364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.00000788" calcext:value-type="float">
            <text:p>90.00000788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77955" calcext:value-type="float">
            <text:p>1.377955</text:p>
          </table:table-cell>
          <table:table-cell/>
          <table:table-cell office:value-type="float" office:value="6.889773" calcext:value-type="float">
            <text:p>6.88977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.00000788" calcext:value-type="float">
            <text:p>93.00000788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68983" calcext:value-type="float">
            <text:p>1.568983</text:p>
          </table:table-cell>
          <table:table-cell/>
          <table:table-cell office:value-type="float" office:value="7.844915" calcext:value-type="float">
            <text:p>7.8449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.00000788" calcext:value-type="float">
            <text:p>96.00000788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10642" calcext:value-type="float">
            <text:p>1.310642</text:p>
          </table:table-cell>
          <table:table-cell/>
          <table:table-cell office:value-type="float" office:value="6.55321" calcext:value-type="float">
            <text:p>6.5532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.00000788" calcext:value-type="float">
            <text:p>99.00000788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11693" calcext:value-type="float">
            <text:p>1.511693</text:p>
          </table:table-cell>
          <table:table-cell/>
          <table:table-cell office:value-type="float" office:value="7.558464" calcext:value-type="float">
            <text:p>7.55846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.00000788" calcext:value-type="float">
            <text:p>102.00000788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88099" calcext:value-type="float">
            <text:p>1.488099</text:p>
          </table:table-cell>
          <table:table-cell/>
          <table:table-cell office:value-type="float" office:value="7.440493" calcext:value-type="float">
            <text:p>7.44049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.00000788" calcext:value-type="float">
            <text:p>105.00000788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9638" calcext:value-type="float">
            <text:p>1.69638</text:p>
          </table:table-cell>
          <table:table-cell/>
          <table:table-cell office:value-type="float" office:value="8.4819" calcext:value-type="float">
            <text:p>8.481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.00000788" calcext:value-type="float">
            <text:p>108.00000788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40773" calcext:value-type="float">
            <text:p>1.640773</text:p>
          </table:table-cell>
          <table:table-cell/>
          <table:table-cell office:value-type="float" office:value="8.203867" calcext:value-type="float">
            <text:p>8.2038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1.00000788" calcext:value-type="float">
            <text:p>111.00000788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85826" calcext:value-type="float">
            <text:p>1.585826</text:p>
          </table:table-cell>
          <table:table-cell/>
          <table:table-cell office:value-type="float" office:value="7.929129" calcext:value-type="float">
            <text:p>7.9291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4.00000788" calcext:value-type="float">
            <text:p>114.00000788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20229" calcext:value-type="float">
            <text:p>1.620229</text:p>
          </table:table-cell>
          <table:table-cell/>
          <table:table-cell office:value-type="float" office:value="8.101145" calcext:value-type="float">
            <text:p>8.1011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.00000788" calcext:value-type="float">
            <text:p>117.00000788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25377" calcext:value-type="float">
            <text:p>1.625377</text:p>
          </table:table-cell>
          <table:table-cell/>
          <table:table-cell office:value-type="float" office:value="8.126886" calcext:value-type="float">
            <text:p>8.12688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.00000788" calcext:value-type="float">
            <text:p>120.00000788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69852" calcext:value-type="float">
            <text:p>1.569852</text:p>
          </table:table-cell>
          <table:table-cell/>
          <table:table-cell office:value-type="float" office:value="7.849258" calcext:value-type="float">
            <text:p>7.84925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.0000158" calcext:value-type="float">
            <text:p>123.0000158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89162" calcext:value-type="float">
            <text:p>1.489162</text:p>
          </table:table-cell>
          <table:table-cell/>
          <table:table-cell office:value-type="float" office:value="7.445808" calcext:value-type="float">
            <text:p>7.44580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.00000788" calcext:value-type="float">
            <text:p>126.00000788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32365" calcext:value-type="float">
            <text:p>1.332365</text:p>
          </table:table-cell>
          <table:table-cell/>
          <table:table-cell office:value-type="float" office:value="6.661827" calcext:value-type="float">
            <text:p>6.66182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.00000788" calcext:value-type="float">
            <text:p>129.00000788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72184" calcext:value-type="float">
            <text:p>1.672184</text:p>
          </table:table-cell>
          <table:table-cell/>
          <table:table-cell office:value-type="float" office:value="8.360918" calcext:value-type="float">
            <text:p>8.3609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.00000788" calcext:value-type="float">
            <text:p>132.00000788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7156" calcext:value-type="float">
            <text:p>1.57156</text:p>
          </table:table-cell>
          <table:table-cell/>
          <table:table-cell office:value-type="float" office:value="7.8578" calcext:value-type="float">
            <text:p>7.857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.00000788" calcext:value-type="float">
            <text:p>135.00000788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17952" calcext:value-type="float">
            <text:p>1.617952</text:p>
          </table:table-cell>
          <table:table-cell/>
          <table:table-cell office:value-type="float" office:value="8.089758" calcext:value-type="float">
            <text:p>8.08975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.00000788" calcext:value-type="float">
            <text:p>138.00000788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48309" calcext:value-type="float">
            <text:p>1.448309</text:p>
          </table:table-cell>
          <table:table-cell/>
          <table:table-cell office:value-type="float" office:value="7.241544" calcext:value-type="float">
            <text:p>7.2415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.00000788" calcext:value-type="float">
            <text:p>141.00000788</text:p>
          </table:table-cell>
          <table:table-cell/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02324" calcext:value-type="float">
            <text:p>1.302324</text:p>
          </table:table-cell>
          <table:table-cell/>
          <table:table-cell office:value-type="float" office:value="6.511622" calcext:value-type="float">
            <text:p>6.51162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4.00000788" calcext:value-type="float">
            <text:p>144.00000788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35367" calcext:value-type="float">
            <text:p>1.535367</text:p>
          </table:table-cell>
          <table:table-cell/>
          <table:table-cell office:value-type="float" office:value="7.676836" calcext:value-type="float">
            <text:p>7.67683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.00000788" calcext:value-type="float">
            <text:p>147.00000788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64696" calcext:value-type="float">
            <text:p>1.464696</text:p>
          </table:table-cell>
          <table:table-cell/>
          <table:table-cell office:value-type="float" office:value="7.323479" calcext:value-type="float">
            <text:p>7.32347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.00000788" calcext:value-type="float">
            <text:p>150.0000078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51831" calcext:value-type="float">
            <text:p>1.451831</text:p>
          </table:table-cell>
          <table:table-cell/>
          <table:table-cell office:value-type="float" office:value="7.259156" calcext:value-type="float">
            <text:p>7.2591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3.00000788" calcext:value-type="float">
            <text:p>153.00000788</text:p>
          </table:table-cell>
          <table:table-cell/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0483" calcext:value-type="float">
            <text:p>1.30483</text:p>
          </table:table-cell>
          <table:table-cell/>
          <table:table-cell office:value-type="float" office:value="6.524148" calcext:value-type="float">
            <text:p>6.52414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6.00000788" calcext:value-type="float">
            <text:p>156.00000788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78892" calcext:value-type="float">
            <text:p>1.378892</text:p>
          </table:table-cell>
          <table:table-cell/>
          <table:table-cell office:value-type="float" office:value="6.894458" calcext:value-type="float">
            <text:p>6.89445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.00000788" calcext:value-type="float">
            <text:p>159.00000788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95207" calcext:value-type="float">
            <text:p>1.495207</text:p>
          </table:table-cell>
          <table:table-cell/>
          <table:table-cell office:value-type="float" office:value="7.476034" calcext:value-type="float">
            <text:p>7.47603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.00000788" calcext:value-type="float">
            <text:p>162.00000788</text:p>
          </table:table-cell>
          <table:table-cell/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67816" calcext:value-type="float">
            <text:p>1.667816</text:p>
          </table:table-cell>
          <table:table-cell/>
          <table:table-cell office:value-type="float" office:value="8.339081" calcext:value-type="float">
            <text:p>8.33908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5.00000788" calcext:value-type="float">
            <text:p>165.00000788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09553" calcext:value-type="float">
            <text:p>1.609553</text:p>
          </table:table-cell>
          <table:table-cell/>
          <table:table-cell office:value-type="float" office:value="8.047767" calcext:value-type="float">
            <text:p>8.0477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8.00000788" calcext:value-type="float">
            <text:p>168.00000788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46198" calcext:value-type="float">
            <text:p>1.346198</text:p>
          </table:table-cell>
          <table:table-cell/>
          <table:table-cell office:value-type="float" office:value="6.730992" calcext:value-type="float">
            <text:p>6.73099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.00000788" calcext:value-type="float">
            <text:p>171.00000788</text:p>
          </table:table-cell>
          <table:table-cell/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16901" calcext:value-type="float">
            <text:p>1.516901</text:p>
          </table:table-cell>
          <table:table-cell/>
          <table:table-cell office:value-type="float" office:value="7.584504" calcext:value-type="float">
            <text:p>7.58450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.00000788" calcext:value-type="float">
            <text:p>174.00000788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68223" calcext:value-type="float">
            <text:p>1.568223</text:p>
          </table:table-cell>
          <table:table-cell/>
          <table:table-cell office:value-type="float" office:value="7.841115" calcext:value-type="float">
            <text:p>7.84111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7.00000788" calcext:value-type="float">
            <text:p>177.00000788</text:p>
          </table:table-cell>
          <table:table-cell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92593" calcext:value-type="float">
            <text:p>1.492593</text:p>
          </table:table-cell>
          <table:table-cell/>
          <table:table-cell office:value-type="float" office:value="7.462967" calcext:value-type="float">
            <text:p>7.4629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0.00000788" calcext:value-type="float">
            <text:p>180.00000788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15248" calcext:value-type="float">
            <text:p>1.615248</text:p>
          </table:table-cell>
          <table:table-cell/>
          <table:table-cell office:value-type="float" office:value="8.076242" calcext:value-type="float">
            <text:p>8.07624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3.00000788" calcext:value-type="float">
            <text:p>183.00000788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02603" calcext:value-type="float">
            <text:p>1.602603</text:p>
          </table:table-cell>
          <table:table-cell/>
          <table:table-cell office:value-type="float" office:value="8.013016" calcext:value-type="float">
            <text:p>8.01301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.00000788" calcext:value-type="float">
            <text:p>186.00000788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264788" calcext:value-type="float">
            <text:p>1.264788</text:p>
          </table:table-cell>
          <table:table-cell/>
          <table:table-cell office:value-type="float" office:value="6.323938" calcext:value-type="float">
            <text:p>6.32393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9.00000788" calcext:value-type="float">
            <text:p>189.00000788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41807" calcext:value-type="float">
            <text:p>1.441807</text:p>
          </table:table-cell>
          <table:table-cell/>
          <table:table-cell office:value-type="float" office:value="7.209036" calcext:value-type="float">
            <text:p>7.20903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.00000788" calcext:value-type="float">
            <text:p>192.00000788</text:p>
          </table:table-cell>
          <table:table-cell/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62819" calcext:value-type="float">
            <text:p>1.462819</text:p>
          </table:table-cell>
          <table:table-cell/>
          <table:table-cell office:value-type="float" office:value="7.314097" calcext:value-type="float">
            <text:p>7.31409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5.00000788" calcext:value-type="float">
            <text:p>195.00000788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48026" calcext:value-type="float">
            <text:p>1.548026</text:p>
          </table:table-cell>
          <table:table-cell/>
          <table:table-cell office:value-type="float" office:value="7.740129" calcext:value-type="float">
            <text:p>7.7401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.00000788" calcext:value-type="float">
            <text:p>198.00000788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70016" calcext:value-type="float">
            <text:p>1.670016</text:p>
          </table:table-cell>
          <table:table-cell/>
          <table:table-cell office:value-type="float" office:value="8.350082" calcext:value-type="float">
            <text:p>8.35008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.00000788" calcext:value-type="float">
            <text:p>201.00000788</text:p>
          </table:table-cell>
          <table:table-cell/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02853" calcext:value-type="float">
            <text:p>1.502853</text:p>
          </table:table-cell>
          <table:table-cell/>
          <table:table-cell office:value-type="float" office:value="7.514267" calcext:value-type="float">
            <text:p>7.5142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4.00000788" calcext:value-type="float">
            <text:p>204.00000788</text:p>
          </table:table-cell>
          <table:table-cell/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17233" calcext:value-type="float">
            <text:p>1.517233</text:p>
          </table:table-cell>
          <table:table-cell/>
          <table:table-cell office:value-type="float" office:value="7.586165" calcext:value-type="float">
            <text:p>7.58616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7.00000788" calcext:value-type="float">
            <text:p>207.00000788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91533" calcext:value-type="float">
            <text:p>1.391533</text:p>
          </table:table-cell>
          <table:table-cell/>
          <table:table-cell office:value-type="float" office:value="6.957663" calcext:value-type="float">
            <text:p>6.95766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.00000788" calcext:value-type="float">
            <text:p>210.00000788</text:p>
          </table:table-cell>
          <table:table-cell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22067" calcext:value-type="float">
            <text:p>1.522067</text:p>
          </table:table-cell>
          <table:table-cell/>
          <table:table-cell office:value-type="float" office:value="7.610336" calcext:value-type="float">
            <text:p>7.61033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3.00000788" calcext:value-type="float">
            <text:p>213.00000788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73554" calcext:value-type="float">
            <text:p>1.673554</text:p>
          </table:table-cell>
          <table:table-cell/>
          <table:table-cell office:value-type="float" office:value="8.367768" calcext:value-type="float">
            <text:p>8.36776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6.00000788" calcext:value-type="float">
            <text:p>216.00000788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4293" calcext:value-type="float">
            <text:p>1.54293</text:p>
          </table:table-cell>
          <table:table-cell/>
          <table:table-cell office:value-type="float" office:value="7.714652" calcext:value-type="float">
            <text:p>7.71465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9.00000788" calcext:value-type="float">
            <text:p>219.00000788</text:p>
          </table:table-cell>
          <table:table-cell/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86354" calcext:value-type="float">
            <text:p>1.586354</text:p>
          </table:table-cell>
          <table:table-cell/>
          <table:table-cell office:value-type="float" office:value="7.93177" calcext:value-type="float">
            <text:p>7.931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2.00000788" calcext:value-type="float">
            <text:p>222.00000788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75937" calcext:value-type="float">
            <text:p>1.475937</text:p>
          </table:table-cell>
          <table:table-cell/>
          <table:table-cell office:value-type="float" office:value="7.379683" calcext:value-type="float">
            <text:p>7.37968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5.00000788" calcext:value-type="float">
            <text:p>225.00000788</text:p>
          </table:table-cell>
          <table:table-cell/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70369" calcext:value-type="float">
            <text:p>1.670369</text:p>
          </table:table-cell>
          <table:table-cell/>
          <table:table-cell office:value-type="float" office:value="8.351844" calcext:value-type="float">
            <text:p>8.3518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.00000788" calcext:value-type="float">
            <text:p>228.00000788</text:p>
          </table:table-cell>
          <table:table-cell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16436" calcext:value-type="float">
            <text:p>1.416436</text:p>
          </table:table-cell>
          <table:table-cell/>
          <table:table-cell office:value-type="float" office:value="7.082179" calcext:value-type="float">
            <text:p>7.08217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1.00000788" calcext:value-type="float">
            <text:p>231.00000788</text:p>
          </table:table-cell>
          <table:table-cell/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66471" calcext:value-type="float">
            <text:p>1.466471</text:p>
          </table:table-cell>
          <table:table-cell/>
          <table:table-cell office:value-type="float" office:value="7.332353" calcext:value-type="float">
            <text:p>7.3323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4.00000788" calcext:value-type="float">
            <text:p>234.00000788</text:p>
          </table:table-cell>
          <table:table-cell/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53648" calcext:value-type="float">
            <text:p>1.453648</text:p>
          </table:table-cell>
          <table:table-cell/>
          <table:table-cell office:value-type="float" office:value="7.268242" calcext:value-type="float">
            <text:p>7.26824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7.00000788" calcext:value-type="float">
            <text:p>237.00000788</text:p>
          </table:table-cell>
          <table:table-cell/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05317" calcext:value-type="float">
            <text:p>1.605317</text:p>
          </table:table-cell>
          <table:table-cell/>
          <table:table-cell office:value-type="float" office:value="8.026587" calcext:value-type="float">
            <text:p>8.02658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.00000788" calcext:value-type="float">
            <text:p>240.00000788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01381" calcext:value-type="float">
            <text:p>1.301381</text:p>
          </table:table-cell>
          <table:table-cell/>
          <table:table-cell office:value-type="float" office:value="6.506905" calcext:value-type="float">
            <text:p>6.50690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3.00000788" calcext:value-type="float">
            <text:p>243.00000788</text:p>
          </table:table-cell>
          <table:table-cell/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6868" calcext:value-type="float">
            <text:p>1.36868</text:p>
          </table:table-cell>
          <table:table-cell/>
          <table:table-cell office:value-type="float" office:value="6.8434" calcext:value-type="float">
            <text:p>6.843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6.0000158" calcext:value-type="float">
            <text:p>246.0000158</text:p>
          </table:table-cell>
          <table:table-cell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19532" calcext:value-type="float">
            <text:p>1.519532</text:p>
          </table:table-cell>
          <table:table-cell/>
          <table:table-cell office:value-type="float" office:value="7.597662" calcext:value-type="float">
            <text:p>7.59766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9.00000788" calcext:value-type="float">
            <text:p>249.00000788</text:p>
          </table:table-cell>
          <table:table-cell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29106" calcext:value-type="float">
            <text:p>1.429106</text:p>
          </table:table-cell>
          <table:table-cell/>
          <table:table-cell office:value-type="float" office:value="7.145529" calcext:value-type="float">
            <text:p>7.1455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2.00000788" calcext:value-type="float">
            <text:p>252.00000788</text:p>
          </table:table-cell>
          <table:table-cell/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9214" calcext:value-type="float">
            <text:p>1.59214</text:p>
          </table:table-cell>
          <table:table-cell/>
          <table:table-cell office:value-type="float" office:value="7.9607" calcext:value-type="float">
            <text:p>7.960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5.00000788" calcext:value-type="float">
            <text:p>255.00000788</text:p>
          </table:table-cell>
          <table:table-cell/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72658" calcext:value-type="float">
            <text:p>1.572658</text:p>
          </table:table-cell>
          <table:table-cell/>
          <table:table-cell office:value-type="float" office:value="7.863288" calcext:value-type="float">
            <text:p>7.86328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8.00000788" calcext:value-type="float">
            <text:p>258.00000788</text:p>
          </table:table-cell>
          <table:table-cell/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07679" calcext:value-type="float">
            <text:p>1.407679</text:p>
          </table:table-cell>
          <table:table-cell/>
          <table:table-cell office:value-type="float" office:value="7.038396" calcext:value-type="float">
            <text:p>7.03839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1.00000788" calcext:value-type="float">
            <text:p>261.00000788</text:p>
          </table:table-cell>
          <table:table-cell/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23601" calcext:value-type="float">
            <text:p>1.523601</text:p>
          </table:table-cell>
          <table:table-cell/>
          <table:table-cell office:value-type="float" office:value="7.618004" calcext:value-type="float">
            <text:p>7.61800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.00000788" calcext:value-type="float">
            <text:p>264.00000788</text:p>
          </table:table-cell>
          <table:table-cell/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779084" calcext:value-type="float">
            <text:p>1.779084</text:p>
          </table:table-cell>
          <table:table-cell/>
          <table:table-cell office:value-type="float" office:value="8.895418" calcext:value-type="float">
            <text:p>8.89541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7.00000788" calcext:value-type="float">
            <text:p>267.00000788</text:p>
          </table:table-cell>
          <table:table-cell/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42725" calcext:value-type="float">
            <text:p>1.442725</text:p>
          </table:table-cell>
          <table:table-cell/>
          <table:table-cell office:value-type="float" office:value="7.213625" calcext:value-type="float">
            <text:p>7.2136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0.00000788" calcext:value-type="float">
            <text:p>270.00000788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31372" calcext:value-type="float">
            <text:p>1.631372</text:p>
          </table:table-cell>
          <table:table-cell/>
          <table:table-cell office:value-type="float" office:value="8.156858" calcext:value-type="float">
            <text:p>8.15685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3.00000788" calcext:value-type="float">
            <text:p>273.00000788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84359" calcext:value-type="float">
            <text:p>1.584359</text:p>
          </table:table-cell>
          <table:table-cell/>
          <table:table-cell office:value-type="float" office:value="7.921796" calcext:value-type="float">
            <text:p>7.92179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.00000788" calcext:value-type="float">
            <text:p>276.00000788</text:p>
          </table:table-cell>
          <table:table-cell/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48455" calcext:value-type="float">
            <text:p>1.648455</text:p>
          </table:table-cell>
          <table:table-cell/>
          <table:table-cell office:value-type="float" office:value="8.242274" calcext:value-type="float">
            <text:p>8.24227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9.00000788" calcext:value-type="float">
            <text:p>279.00000788</text:p>
          </table:table-cell>
          <table:table-cell/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504622" calcext:value-type="float">
            <text:p>1.504622</text:p>
          </table:table-cell>
          <table:table-cell/>
          <table:table-cell office:value-type="float" office:value="7.523111" calcext:value-type="float">
            <text:p>7.52311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2.00000788" calcext:value-type="float">
            <text:p>282.00000788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34749" calcext:value-type="float">
            <text:p>1.334749</text:p>
          </table:table-cell>
          <table:table-cell/>
          <table:table-cell office:value-type="float" office:value="6.673744" calcext:value-type="float">
            <text:p>6.6737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5.00000788" calcext:value-type="float">
            <text:p>285.00000788</text:p>
          </table:table-cell>
          <table:table-cell/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13724" calcext:value-type="float">
            <text:p>1.313724</text:p>
          </table:table-cell>
          <table:table-cell/>
          <table:table-cell office:value-type="float" office:value="6.568619" calcext:value-type="float">
            <text:p>6.56861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8.00000788" calcext:value-type="float">
            <text:p>288.00000788</text:p>
          </table:table-cell>
          <table:table-cell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84353" calcext:value-type="float">
            <text:p>1.484353</text:p>
          </table:table-cell>
          <table:table-cell/>
          <table:table-cell office:value-type="float" office:value="7.421764" calcext:value-type="float">
            <text:p>7.42176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1.00000788" calcext:value-type="float">
            <text:p>291.00000788</text:p>
          </table:table-cell>
          <table:table-cell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404855" calcext:value-type="float">
            <text:p>1.404855</text:p>
          </table:table-cell>
          <table:table-cell/>
          <table:table-cell office:value-type="float" office:value="7.024277" calcext:value-type="float">
            <text:p>7.0242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4.00000788" calcext:value-type="float">
            <text:p>294.00000788</text:p>
          </table:table-cell>
          <table:table-cell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398312" calcext:value-type="float">
            <text:p>1.398312</text:p>
          </table:table-cell>
          <table:table-cell/>
          <table:table-cell office:value-type="float" office:value="6.991562" calcext:value-type="float">
            <text:p>6.99156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7.00000788" calcext:value-type="float">
            <text:p>297.00000788</text:p>
          </table:table-cell>
          <table:table-cell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28984" calcext:value-type="float">
            <text:p>1.28984</text:p>
          </table:table-cell>
          <table:table-cell/>
          <table:table-cell office:value-type="float" office:value="6.449198" calcext:value-type="float">
            <text:p>6.44919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.00000788" calcext:value-type="float">
            <text:p>300.00000788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RTU1</text:p>
          </table:table-cell>
          <table:table-cell/>
          <table:table-cell office:value-type="float" office:value="1.626018" calcext:value-type="float">
            <text:p>1.626018</text:p>
          </table:table-cell>
          <table:table-cell/>
          <table:table-cell office:value-type="float" office:value="8.13009" calcext:value-type="float">
            <text:p>8.1300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1:33:22.460658289</dc:date>
    <meta:editing-duration>PT3M6S</meta:editing-duration>
    <meta:editing-cycles>3</meta:editing-cycles>
    <meta:generator>LibreOffice/5.1.4.2$Linux_X86_64 LibreOffice_project/10m0$Build-2</meta:generator>
    <meta:document-statistic meta:table-count="1" meta:cell-count="7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34cm" svg:y="0.315cm" chart:style-name="ch2">
          <text:p>Total energy generation</text:p>
        </chart:title>
        <chart:subtitle svg:x="7.007cm" svg:y="1.286cm" chart:style-name="ch3">
          <text:p>RTU1-alert</text:p>
        </chart:subtitle>
        <chart:legend chart:legend-position="end" svg:x="13.114cm" svg:y="3.925cm" style:legend-expansion="high" chart:style-name="ch4"/>
        <chart:plot-area chart:style-name="ch5" table:cell-range-address="rtu1.A1:rtu1.A100 rtu1.I1:rtu1.I100 rtu1.K1:rtu1.K100" chart:data-source-has-labels="row" svg:x="0.32cm" svg:y="2.153cm" svg:width="12.474cm" svg:height="6.667cm">
          <chartooo:coordinate-region svg:x="0.994cm" svg:y="2.366cm" svg:width="11.481cm" svg:height="5.78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rtu1.I1:rtu1.I100" loext:label-string="sum" chart:class="chart:scatter">
            <chart:domain table:cell-range-address="rtu1.A1:rtu1.A100"/>
            <chart:data-point chart:repeated="100"/>
          </chart:series>
          <chart:series chart:style-name="ch9" chart:values-cell-range-address="rtu1.K1:rtu1.K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m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788">
                <text:p>3.00000788</text:p>
                <draw:g>
                  <svg:desc>rtu1.A1:rtu1.A100</svg:desc>
                </draw:g>
              </table:table-cell>
              <table:table-cell office:value-type="float" office:value="9.607424">
                <text:p>9.607424</text:p>
                <draw:g>
                  <svg:desc>rtu1.I1:rtu1.I100</svg:desc>
                </draw:g>
              </table:table-cell>
              <table:table-cell office:value-type="float" office:value="25">
                <text:p>25</text:p>
                <draw:g>
                  <svg:desc>rtu1.K1:rtu1.K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788">
                <text:p>6.00000788</text:p>
              </table:table-cell>
              <table:table-cell office:value-type="float" office:value="10.826908">
                <text:p>10.8269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788">
                <text:p>9.00000788</text:p>
              </table:table-cell>
              <table:table-cell office:value-type="float" office:value="9.777831">
                <text:p>9.77783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788">
                <text:p>12.00000788</text:p>
              </table:table-cell>
              <table:table-cell office:value-type="float" office:value="11.871108">
                <text:p>11.8711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788">
                <text:p>15.00000788</text:p>
              </table:table-cell>
              <table:table-cell office:value-type="float" office:value="10.404877">
                <text:p>10.40487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788">
                <text:p>18.00000788</text:p>
              </table:table-cell>
              <table:table-cell office:value-type="float" office:value="9.786527">
                <text:p>9.7865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788">
                <text:p>21.00000788</text:p>
              </table:table-cell>
              <table:table-cell office:value-type="float" office:value="10.628146">
                <text:p>10.6281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788">
                <text:p>24.00000788</text:p>
              </table:table-cell>
              <table:table-cell office:value-type="float" office:value="11.65927">
                <text:p>11.659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788">
                <text:p>27.00000788</text:p>
              </table:table-cell>
              <table:table-cell office:value-type="float" office:value="10.700033">
                <text:p>10.7000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788">
                <text:p>30.00000788</text:p>
              </table:table-cell>
              <table:table-cell office:value-type="float" office:value="10.303337">
                <text:p>10.3033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788">
                <text:p>33.00000788</text:p>
              </table:table-cell>
              <table:table-cell office:value-type="float" office:value="10.411014">
                <text:p>10.4110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788">
                <text:p>36.00000788</text:p>
              </table:table-cell>
              <table:table-cell office:value-type="float" office:value="10.149511">
                <text:p>10.1495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788">
                <text:p>39.00000788</text:p>
              </table:table-cell>
              <table:table-cell office:value-type="float" office:value="10.664708">
                <text:p>10.66470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788">
                <text:p>42.00000788</text:p>
              </table:table-cell>
              <table:table-cell office:value-type="float" office:value="11.591121">
                <text:p>11.5911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788">
                <text:p>45.00000788</text:p>
              </table:table-cell>
              <table:table-cell office:value-type="float" office:value="9.636572">
                <text:p>9.6365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788">
                <text:p>48.00000788</text:p>
              </table:table-cell>
              <table:table-cell office:value-type="float" office:value="9.365393">
                <text:p>9.3653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788">
                <text:p>51.00000788</text:p>
              </table:table-cell>
              <table:table-cell office:value-type="float" office:value="10.378078">
                <text:p>10.3780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788">
                <text:p>54.00000788</text:p>
              </table:table-cell>
              <table:table-cell office:value-type="float" office:value="9.349446">
                <text:p>9.34944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788">
                <text:p>57.00000788</text:p>
              </table:table-cell>
              <table:table-cell office:value-type="float" office:value="10.403553">
                <text:p>10.40355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788">
                <text:p>60.00000788</text:p>
              </table:table-cell>
              <table:table-cell office:value-type="float" office:value="29.383513">
                <text:p>29.3835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788">
                <text:p>63.00000788</text:p>
              </table:table-cell>
              <table:table-cell office:value-type="float" office:value="6.863841">
                <text:p>6.8638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788">
                <text:p>66.00000788</text:p>
              </table:table-cell>
              <table:table-cell office:value-type="float" office:value="7.712696">
                <text:p>7.7126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788">
                <text:p>69.00000788</text:p>
              </table:table-cell>
              <table:table-cell office:value-type="float" office:value="7.636521">
                <text:p>7.6365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788">
                <text:p>72.00000788</text:p>
              </table:table-cell>
              <table:table-cell office:value-type="float" office:value="7.277021">
                <text:p>7.2770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788">
                <text:p>75.00000788</text:p>
              </table:table-cell>
              <table:table-cell office:value-type="float" office:value="7.93298">
                <text:p>7.932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788">
                <text:p>78.00000788</text:p>
              </table:table-cell>
              <table:table-cell office:value-type="float" office:value="8.961056">
                <text:p>8.9610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788">
                <text:p>81.00000788</text:p>
              </table:table-cell>
              <table:table-cell office:value-type="float" office:value="7.924866">
                <text:p>7.92486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788">
                <text:p>84.00000788</text:p>
              </table:table-cell>
              <table:table-cell office:value-type="float" office:value="7.999203">
                <text:p>7.99920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788">
                <text:p>87.00000788</text:p>
              </table:table-cell>
              <table:table-cell office:value-type="float" office:value="7.236494">
                <text:p>7.2364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788">
                <text:p>90.00000788</text:p>
              </table:table-cell>
              <table:table-cell office:value-type="float" office:value="6.889773">
                <text:p>6.8897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788">
                <text:p>93.00000788</text:p>
              </table:table-cell>
              <table:table-cell office:value-type="float" office:value="7.844915">
                <text:p>7.8449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788">
                <text:p>96.00000788</text:p>
              </table:table-cell>
              <table:table-cell office:value-type="float" office:value="6.55321">
                <text:p>6.5532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788">
                <text:p>99.00000788</text:p>
              </table:table-cell>
              <table:table-cell office:value-type="float" office:value="7.558464">
                <text:p>7.5584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788">
                <text:p>102.00000788</text:p>
              </table:table-cell>
              <table:table-cell office:value-type="float" office:value="7.440493">
                <text:p>7.4404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788">
                <text:p>105.00000788</text:p>
              </table:table-cell>
              <table:table-cell office:value-type="float" office:value="8.4819">
                <text:p>8.48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788">
                <text:p>108.00000788</text:p>
              </table:table-cell>
              <table:table-cell office:value-type="float" office:value="8.203867">
                <text:p>8.2038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788">
                <text:p>111.00000788</text:p>
              </table:table-cell>
              <table:table-cell office:value-type="float" office:value="7.929129">
                <text:p>7.9291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788">
                <text:p>114.00000788</text:p>
              </table:table-cell>
              <table:table-cell office:value-type="float" office:value="8.101145">
                <text:p>8.1011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788">
                <text:p>117.00000788</text:p>
              </table:table-cell>
              <table:table-cell office:value-type="float" office:value="8.126886">
                <text:p>8.1268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788">
                <text:p>120.00000788</text:p>
              </table:table-cell>
              <table:table-cell office:value-type="float" office:value="7.849258">
                <text:p>7.8492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158">
                <text:p>123.0000158</text:p>
              </table:table-cell>
              <table:table-cell office:value-type="float" office:value="7.445808">
                <text:p>7.4458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788">
                <text:p>126.00000788</text:p>
              </table:table-cell>
              <table:table-cell office:value-type="float" office:value="6.661827">
                <text:p>6.6618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788">
                <text:p>129.00000788</text:p>
              </table:table-cell>
              <table:table-cell office:value-type="float" office:value="8.360918">
                <text:p>8.3609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788">
                <text:p>132.00000788</text:p>
              </table:table-cell>
              <table:table-cell office:value-type="float" office:value="7.8578">
                <text:p>7.85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788">
                <text:p>135.00000788</text:p>
              </table:table-cell>
              <table:table-cell office:value-type="float" office:value="8.089758">
                <text:p>8.0897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788">
                <text:p>138.00000788</text:p>
              </table:table-cell>
              <table:table-cell office:value-type="float" office:value="7.241544">
                <text:p>7.2415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788">
                <text:p>141.00000788</text:p>
              </table:table-cell>
              <table:table-cell office:value-type="float" office:value="6.511622">
                <text:p>6.5116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788">
                <text:p>144.00000788</text:p>
              </table:table-cell>
              <table:table-cell office:value-type="float" office:value="7.676836">
                <text:p>7.6768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788">
                <text:p>147.00000788</text:p>
              </table:table-cell>
              <table:table-cell office:value-type="float" office:value="7.323479">
                <text:p>7.3234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788">
                <text:p>150.00000788</text:p>
              </table:table-cell>
              <table:table-cell office:value-type="float" office:value="7.259156">
                <text:p>7.2591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788">
                <text:p>153.00000788</text:p>
              </table:table-cell>
              <table:table-cell office:value-type="float" office:value="6.524148">
                <text:p>6.5241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788">
                <text:p>156.00000788</text:p>
              </table:table-cell>
              <table:table-cell office:value-type="float" office:value="6.894458">
                <text:p>6.8944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788">
                <text:p>159.00000788</text:p>
              </table:table-cell>
              <table:table-cell office:value-type="float" office:value="7.476034">
                <text:p>7.4760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788">
                <text:p>162.00000788</text:p>
              </table:table-cell>
              <table:table-cell office:value-type="float" office:value="8.339081">
                <text:p>8.3390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788">
                <text:p>165.00000788</text:p>
              </table:table-cell>
              <table:table-cell office:value-type="float" office:value="8.047767">
                <text:p>8.0477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788">
                <text:p>168.00000788</text:p>
              </table:table-cell>
              <table:table-cell office:value-type="float" office:value="6.730992">
                <text:p>6.7309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788">
                <text:p>171.00000788</text:p>
              </table:table-cell>
              <table:table-cell office:value-type="float" office:value="7.584504">
                <text:p>7.5845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788">
                <text:p>174.00000788</text:p>
              </table:table-cell>
              <table:table-cell office:value-type="float" office:value="7.841115">
                <text:p>7.8411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788">
                <text:p>177.00000788</text:p>
              </table:table-cell>
              <table:table-cell office:value-type="float" office:value="7.462967">
                <text:p>7.4629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788">
                <text:p>180.00000788</text:p>
              </table:table-cell>
              <table:table-cell office:value-type="float" office:value="8.076242">
                <text:p>8.0762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788">
                <text:p>183.00000788</text:p>
              </table:table-cell>
              <table:table-cell office:value-type="float" office:value="8.013016">
                <text:p>8.0130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788">
                <text:p>186.00000788</text:p>
              </table:table-cell>
              <table:table-cell office:value-type="float" office:value="6.323938">
                <text:p>6.32393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788">
                <text:p>189.00000788</text:p>
              </table:table-cell>
              <table:table-cell office:value-type="float" office:value="7.209036">
                <text:p>7.2090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788">
                <text:p>192.00000788</text:p>
              </table:table-cell>
              <table:table-cell office:value-type="float" office:value="7.314097">
                <text:p>7.3140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788">
                <text:p>195.00000788</text:p>
              </table:table-cell>
              <table:table-cell office:value-type="float" office:value="7.740129">
                <text:p>7.7401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788">
                <text:p>198.00000788</text:p>
              </table:table-cell>
              <table:table-cell office:value-type="float" office:value="8.350082">
                <text:p>8.3500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788">
                <text:p>201.00000788</text:p>
              </table:table-cell>
              <table:table-cell office:value-type="float" office:value="7.514267">
                <text:p>7.5142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788">
                <text:p>204.00000788</text:p>
              </table:table-cell>
              <table:table-cell office:value-type="float" office:value="7.586165">
                <text:p>7.5861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788">
                <text:p>207.00000788</text:p>
              </table:table-cell>
              <table:table-cell office:value-type="float" office:value="6.957663">
                <text:p>6.95766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788">
                <text:p>210.00000788</text:p>
              </table:table-cell>
              <table:table-cell office:value-type="float" office:value="7.610336">
                <text:p>7.6103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788">
                <text:p>213.00000788</text:p>
              </table:table-cell>
              <table:table-cell office:value-type="float" office:value="8.367768">
                <text:p>8.36776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788">
                <text:p>216.00000788</text:p>
              </table:table-cell>
              <table:table-cell office:value-type="float" office:value="7.714652">
                <text:p>7.7146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788">
                <text:p>219.00000788</text:p>
              </table:table-cell>
              <table:table-cell office:value-type="float" office:value="7.93177">
                <text:p>7.931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788">
                <text:p>222.00000788</text:p>
              </table:table-cell>
              <table:table-cell office:value-type="float" office:value="7.379683">
                <text:p>7.3796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788">
                <text:p>225.00000788</text:p>
              </table:table-cell>
              <table:table-cell office:value-type="float" office:value="8.351844">
                <text:p>8.3518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788">
                <text:p>228.00000788</text:p>
              </table:table-cell>
              <table:table-cell office:value-type="float" office:value="7.082179">
                <text:p>7.08217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788">
                <text:p>231.00000788</text:p>
              </table:table-cell>
              <table:table-cell office:value-type="float" office:value="7.332353">
                <text:p>7.3323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788">
                <text:p>234.00000788</text:p>
              </table:table-cell>
              <table:table-cell office:value-type="float" office:value="7.268242">
                <text:p>7.2682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788">
                <text:p>237.00000788</text:p>
              </table:table-cell>
              <table:table-cell office:value-type="float" office:value="8.026587">
                <text:p>8.02658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788">
                <text:p>240.00000788</text:p>
              </table:table-cell>
              <table:table-cell office:value-type="float" office:value="6.506905">
                <text:p>6.5069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788">
                <text:p>243.00000788</text:p>
              </table:table-cell>
              <table:table-cell office:value-type="float" office:value="6.8434">
                <text:p>6.843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158">
                <text:p>246.0000158</text:p>
              </table:table-cell>
              <table:table-cell office:value-type="float" office:value="7.597662">
                <text:p>7.5976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788">
                <text:p>249.00000788</text:p>
              </table:table-cell>
              <table:table-cell office:value-type="float" office:value="7.145529">
                <text:p>7.1455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788">
                <text:p>252.00000788</text:p>
              </table:table-cell>
              <table:table-cell office:value-type="float" office:value="7.9607">
                <text:p>7.96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788">
                <text:p>255.00000788</text:p>
              </table:table-cell>
              <table:table-cell office:value-type="float" office:value="7.863288">
                <text:p>7.86328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788">
                <text:p>258.00000788</text:p>
              </table:table-cell>
              <table:table-cell office:value-type="float" office:value="7.038396">
                <text:p>7.0383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788">
                <text:p>261.00000788</text:p>
              </table:table-cell>
              <table:table-cell office:value-type="float" office:value="7.618004">
                <text:p>7.61800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788">
                <text:p>264.00000788</text:p>
              </table:table-cell>
              <table:table-cell office:value-type="float" office:value="8.895418">
                <text:p>8.89541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788">
                <text:p>267.00000788</text:p>
              </table:table-cell>
              <table:table-cell office:value-type="float" office:value="7.213625">
                <text:p>7.2136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788">
                <text:p>270.00000788</text:p>
              </table:table-cell>
              <table:table-cell office:value-type="float" office:value="8.156858">
                <text:p>8.15685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788">
                <text:p>273.00000788</text:p>
              </table:table-cell>
              <table:table-cell office:value-type="float" office:value="7.921796">
                <text:p>7.92179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788">
                <text:p>276.00000788</text:p>
              </table:table-cell>
              <table:table-cell office:value-type="float" office:value="8.242274">
                <text:p>8.2422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788">
                <text:p>279.00000788</text:p>
              </table:table-cell>
              <table:table-cell office:value-type="float" office:value="7.523111">
                <text:p>7.52311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788">
                <text:p>282.00000788</text:p>
              </table:table-cell>
              <table:table-cell office:value-type="float" office:value="6.673744">
                <text:p>6.67374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788">
                <text:p>285.00000788</text:p>
              </table:table-cell>
              <table:table-cell office:value-type="float" office:value="6.568619">
                <text:p>6.56861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788">
                <text:p>288.00000788</text:p>
              </table:table-cell>
              <table:table-cell office:value-type="float" office:value="7.421764">
                <text:p>7.4217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788">
                <text:p>291.00000788</text:p>
              </table:table-cell>
              <table:table-cell office:value-type="float" office:value="7.024277">
                <text:p>7.0242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788">
                <text:p>294.00000788</text:p>
              </table:table-cell>
              <table:table-cell office:value-type="float" office:value="6.991562">
                <text:p>6.9915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788">
                <text:p>297.00000788</text:p>
              </table:table-cell>
              <table:table-cell office:value-type="float" office:value="6.449198">
                <text:p>6.4491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788">
                <text:p>300.00000788</text:p>
              </table:table-cell>
              <table:table-cell office:value-type="float" office:value="8.13009">
                <text:p>8.13009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8.987cm" xlink:href=".." xlink:type="simple" chart:class="chart:scatter" chart:style-name="ch1">
        <chart:title svg:x="5.677cm" svg:y="0.314cm" chart:style-name="ch2">
          <text:p>Avg Energy generation</text:p>
        </chart:title>
        <chart:subtitle svg:x="6.658cm" svg:y="1.284cm" chart:style-name="ch3">
          <text:p>per RTU - alert</text:p>
        </chart:subtitle>
        <chart:legend chart:legend-position="end" svg:x="13.11cm" svg:y="3.918cm" style:legend-expansion="high" chart:style-name="ch4"/>
        <chart:plot-area chart:style-name="ch5" table:cell-range-address="rtu1.A1:rtu1.A100 rtu1.G1:rtu1.G100 rtu1.L1:rtu1.L100" chart:data-source-has-labels="row" svg:x="0.319cm" svg:y="2.15cm" svg:width="12.472cm" svg:height="6.658cm">
          <chartooo:coordinate-region svg:x="0.782cm" svg:y="2.363cm" svg:width="11.69cm" svg:height="5.771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rtu1.G1:rtu1.G100" loext:label-string="avg" chart:class="chart:scatter">
            <chart:domain table:cell-range-address="rtu1.A1:rtu1.A100"/>
            <chart:data-point chart:repeated="100"/>
          </chart:series>
          <chart:series chart:style-name="ch9" chart:values-cell-range-address="rtu1.L1:rtu1.L100" loext:label-string="threshold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</text:p>
              </table:table-cell>
              <table:table-cell office:value-type="string">
                <text:p>thresh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0000788">
                <text:p>3.00000788</text:p>
                <draw:g>
                  <svg:desc>rtu1.A1:rtu1.A100</svg:desc>
                </draw:g>
              </table:table-cell>
              <table:table-cell office:value-type="float" office:value="1.921485">
                <text:p>1.921485</text:p>
                <draw:g>
                  <svg:desc>rtu1.G1:rtu1.G100</svg:desc>
                </draw:g>
              </table:table-cell>
              <table:table-cell office:value-type="float" office:value="5">
                <text:p>5</text:p>
                <draw:g>
                  <svg:desc>rtu1.L1:rtu1.L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0000788">
                <text:p>6.00000788</text:p>
              </table:table-cell>
              <table:table-cell office:value-type="float" office:value="2.165382">
                <text:p>2.1653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0000788">
                <text:p>9.00000788</text:p>
              </table:table-cell>
              <table:table-cell office:value-type="float" office:value="1.955566">
                <text:p>1.9555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00000788">
                <text:p>12.00000788</text:p>
              </table:table-cell>
              <table:table-cell office:value-type="float" office:value="2.374222">
                <text:p>2.3742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0000788">
                <text:p>15.00000788</text:p>
              </table:table-cell>
              <table:table-cell office:value-type="float" office:value="2.080975">
                <text:p>2.080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0000788">
                <text:p>18.00000788</text:p>
              </table:table-cell>
              <table:table-cell office:value-type="float" office:value="1.957305">
                <text:p>1.9573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00000788">
                <text:p>21.00000788</text:p>
              </table:table-cell>
              <table:table-cell office:value-type="float" office:value="2.125629">
                <text:p>2.1256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00000788">
                <text:p>24.00000788</text:p>
              </table:table-cell>
              <table:table-cell office:value-type="float" office:value="2.331854">
                <text:p>2.3318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00000788">
                <text:p>27.00000788</text:p>
              </table:table-cell>
              <table:table-cell office:value-type="float" office:value="2.140007">
                <text:p>2.1400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0000788">
                <text:p>30.00000788</text:p>
              </table:table-cell>
              <table:table-cell office:value-type="float" office:value="2.060667">
                <text:p>2.060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00000788">
                <text:p>33.00000788</text:p>
              </table:table-cell>
              <table:table-cell office:value-type="float" office:value="2.082203">
                <text:p>2.0822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00000788">
                <text:p>36.00000788</text:p>
              </table:table-cell>
              <table:table-cell office:value-type="float" office:value="2.029902">
                <text:p>2.0299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00000788">
                <text:p>39.00000788</text:p>
              </table:table-cell>
              <table:table-cell office:value-type="float" office:value="2.132942">
                <text:p>2.1329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00000788">
                <text:p>42.00000788</text:p>
              </table:table-cell>
              <table:table-cell office:value-type="float" office:value="2.318224">
                <text:p>2.318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00000788">
                <text:p>45.00000788</text:p>
              </table:table-cell>
              <table:table-cell office:value-type="float" office:value="1.927314">
                <text:p>1.9273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00000788">
                <text:p>48.00000788</text:p>
              </table:table-cell>
              <table:table-cell office:value-type="float" office:value="1.873079">
                <text:p>1.8730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.00000788">
                <text:p>51.00000788</text:p>
              </table:table-cell>
              <table:table-cell office:value-type="float" office:value="2.075616">
                <text:p>2.0756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00000788">
                <text:p>54.00000788</text:p>
              </table:table-cell>
              <table:table-cell office:value-type="float" office:value="1.869889">
                <text:p>1.8698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00000788">
                <text:p>57.00000788</text:p>
              </table:table-cell>
              <table:table-cell office:value-type="float" office:value="2.080711">
                <text:p>2.0807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.00000788">
                <text:p>60.00000788</text:p>
              </table:table-cell>
              <table:table-cell office:value-type="float" office:value="5.876703">
                <text:p>5.8767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00000788">
                <text:p>63.00000788</text:p>
              </table:table-cell>
              <table:table-cell office:value-type="float" office:value="1.372768">
                <text:p>1.3727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.00000788">
                <text:p>66.00000788</text:p>
              </table:table-cell>
              <table:table-cell office:value-type="float" office:value="1.542539">
                <text:p>1.5425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00000788">
                <text:p>69.00000788</text:p>
              </table:table-cell>
              <table:table-cell office:value-type="float" office:value="1.527304">
                <text:p>1.527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.00000788">
                <text:p>72.00000788</text:p>
              </table:table-cell>
              <table:table-cell office:value-type="float" office:value="1.455404">
                <text:p>1.455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00000788">
                <text:p>75.00000788</text:p>
              </table:table-cell>
              <table:table-cell office:value-type="float" office:value="1.586596">
                <text:p>1.5865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.00000788">
                <text:p>78.00000788</text:p>
              </table:table-cell>
              <table:table-cell office:value-type="float" office:value="1.792211">
                <text:p>1.792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.00000788">
                <text:p>81.00000788</text:p>
              </table:table-cell>
              <table:table-cell office:value-type="float" office:value="1.584973">
                <text:p>1.5849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.00000788">
                <text:p>84.00000788</text:p>
              </table:table-cell>
              <table:table-cell office:value-type="float" office:value="1.599841">
                <text:p>1.5998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.00000788">
                <text:p>87.00000788</text:p>
              </table:table-cell>
              <table:table-cell office:value-type="float" office:value="1.447299">
                <text:p>1.4472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.00000788">
                <text:p>90.00000788</text:p>
              </table:table-cell>
              <table:table-cell office:value-type="float" office:value="1.377955">
                <text:p>1.3779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.00000788">
                <text:p>93.00000788</text:p>
              </table:table-cell>
              <table:table-cell office:value-type="float" office:value="1.568983">
                <text:p>1.5689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6.00000788">
                <text:p>96.00000788</text:p>
              </table:table-cell>
              <table:table-cell office:value-type="float" office:value="1.310642">
                <text:p>1.3106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00000788">
                <text:p>99.00000788</text:p>
              </table:table-cell>
              <table:table-cell office:value-type="float" office:value="1.511693">
                <text:p>1.5116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00000788">
                <text:p>102.00000788</text:p>
              </table:table-cell>
              <table:table-cell office:value-type="float" office:value="1.488099">
                <text:p>1.4880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.00000788">
                <text:p>105.00000788</text:p>
              </table:table-cell>
              <table:table-cell office:value-type="float" office:value="1.69638">
                <text:p>1.696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8.00000788">
                <text:p>108.00000788</text:p>
              </table:table-cell>
              <table:table-cell office:value-type="float" office:value="1.640773">
                <text:p>1.6407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1.00000788">
                <text:p>111.00000788</text:p>
              </table:table-cell>
              <table:table-cell office:value-type="float" office:value="1.585826">
                <text:p>1.5858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4.00000788">
                <text:p>114.00000788</text:p>
              </table:table-cell>
              <table:table-cell office:value-type="float" office:value="1.620229">
                <text:p>1.6202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7.00000788">
                <text:p>117.00000788</text:p>
              </table:table-cell>
              <table:table-cell office:value-type="float" office:value="1.625377">
                <text:p>1.6253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0.00000788">
                <text:p>120.00000788</text:p>
              </table:table-cell>
              <table:table-cell office:value-type="float" office:value="1.569852">
                <text:p>1.5698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3.0000158">
                <text:p>123.0000158</text:p>
              </table:table-cell>
              <table:table-cell office:value-type="float" office:value="1.489162">
                <text:p>1.489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6.00000788">
                <text:p>126.00000788</text:p>
              </table:table-cell>
              <table:table-cell office:value-type="float" office:value="1.332365">
                <text:p>1.3323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.00000788">
                <text:p>129.00000788</text:p>
              </table:table-cell>
              <table:table-cell office:value-type="float" office:value="1.672184">
                <text:p>1.672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2.00000788">
                <text:p>132.00000788</text:p>
              </table:table-cell>
              <table:table-cell office:value-type="float" office:value="1.57156">
                <text:p>1.571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5.00000788">
                <text:p>135.00000788</text:p>
              </table:table-cell>
              <table:table-cell office:value-type="float" office:value="1.617952">
                <text:p>1.6179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00000788">
                <text:p>138.00000788</text:p>
              </table:table-cell>
              <table:table-cell office:value-type="float" office:value="1.448309">
                <text:p>1.4483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1.00000788">
                <text:p>141.00000788</text:p>
              </table:table-cell>
              <table:table-cell office:value-type="float" office:value="1.302324">
                <text:p>1.302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.00000788">
                <text:p>144.00000788</text:p>
              </table:table-cell>
              <table:table-cell office:value-type="float" office:value="1.535367">
                <text:p>1.5353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7.00000788">
                <text:p>147.00000788</text:p>
              </table:table-cell>
              <table:table-cell office:value-type="float" office:value="1.464696">
                <text:p>1.4646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.00000788">
                <text:p>150.00000788</text:p>
              </table:table-cell>
              <table:table-cell office:value-type="float" office:value="1.451831">
                <text:p>1.4518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3.00000788">
                <text:p>153.00000788</text:p>
              </table:table-cell>
              <table:table-cell office:value-type="float" office:value="1.30483">
                <text:p>1.304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.00000788">
                <text:p>156.00000788</text:p>
              </table:table-cell>
              <table:table-cell office:value-type="float" office:value="1.378892">
                <text:p>1.3788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9.00000788">
                <text:p>159.00000788</text:p>
              </table:table-cell>
              <table:table-cell office:value-type="float" office:value="1.495207">
                <text:p>1.4952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00000788">
                <text:p>162.00000788</text:p>
              </table:table-cell>
              <table:table-cell office:value-type="float" office:value="1.667816">
                <text:p>1.6678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5.00000788">
                <text:p>165.00000788</text:p>
              </table:table-cell>
              <table:table-cell office:value-type="float" office:value="1.609553">
                <text:p>1.6095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00000788">
                <text:p>168.00000788</text:p>
              </table:table-cell>
              <table:table-cell office:value-type="float" office:value="1.346198">
                <text:p>1.3461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1.00000788">
                <text:p>171.00000788</text:p>
              </table:table-cell>
              <table:table-cell office:value-type="float" office:value="1.516901">
                <text:p>1.5169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4.00000788">
                <text:p>174.00000788</text:p>
              </table:table-cell>
              <table:table-cell office:value-type="float" office:value="1.568223">
                <text:p>1.5682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.00000788">
                <text:p>177.00000788</text:p>
              </table:table-cell>
              <table:table-cell office:value-type="float" office:value="1.492593">
                <text:p>1.4925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0.00000788">
                <text:p>180.00000788</text:p>
              </table:table-cell>
              <table:table-cell office:value-type="float" office:value="1.615248">
                <text:p>1.6152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3.00000788">
                <text:p>183.00000788</text:p>
              </table:table-cell>
              <table:table-cell office:value-type="float" office:value="1.602603">
                <text:p>1.602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.00000788">
                <text:p>186.00000788</text:p>
              </table:table-cell>
              <table:table-cell office:value-type="float" office:value="1.264788">
                <text:p>1.2647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9.00000788">
                <text:p>189.00000788</text:p>
              </table:table-cell>
              <table:table-cell office:value-type="float" office:value="1.441807">
                <text:p>1.4418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.00000788">
                <text:p>192.00000788</text:p>
              </table:table-cell>
              <table:table-cell office:value-type="float" office:value="1.462819">
                <text:p>1.4628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5.00000788">
                <text:p>195.00000788</text:p>
              </table:table-cell>
              <table:table-cell office:value-type="float" office:value="1.548026">
                <text:p>1.5480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8.00000788">
                <text:p>198.00000788</text:p>
              </table:table-cell>
              <table:table-cell office:value-type="float" office:value="1.670016">
                <text:p>1.6700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1.00000788">
                <text:p>201.00000788</text:p>
              </table:table-cell>
              <table:table-cell office:value-type="float" office:value="1.502853">
                <text:p>1.5028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4.00000788">
                <text:p>204.00000788</text:p>
              </table:table-cell>
              <table:table-cell office:value-type="float" office:value="1.517233">
                <text:p>1.5172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7.00000788">
                <text:p>207.00000788</text:p>
              </table:table-cell>
              <table:table-cell office:value-type="float" office:value="1.391533">
                <text:p>1.3915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0.00000788">
                <text:p>210.00000788</text:p>
              </table:table-cell>
              <table:table-cell office:value-type="float" office:value="1.522067">
                <text:p>1.5220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.00000788">
                <text:p>213.00000788</text:p>
              </table:table-cell>
              <table:table-cell office:value-type="float" office:value="1.673554">
                <text:p>1.6735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6.00000788">
                <text:p>216.00000788</text:p>
              </table:table-cell>
              <table:table-cell office:value-type="float" office:value="1.54293">
                <text:p>1.542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9.00000788">
                <text:p>219.00000788</text:p>
              </table:table-cell>
              <table:table-cell office:value-type="float" office:value="1.586354">
                <text:p>1.5863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2.00000788">
                <text:p>222.00000788</text:p>
              </table:table-cell>
              <table:table-cell office:value-type="float" office:value="1.475937">
                <text:p>1.4759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5.00000788">
                <text:p>225.00000788</text:p>
              </table:table-cell>
              <table:table-cell office:value-type="float" office:value="1.670369">
                <text:p>1.6703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.00000788">
                <text:p>228.00000788</text:p>
              </table:table-cell>
              <table:table-cell office:value-type="float" office:value="1.416436">
                <text:p>1.4164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.00000788">
                <text:p>231.00000788</text:p>
              </table:table-cell>
              <table:table-cell office:value-type="float" office:value="1.466471">
                <text:p>1.4664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4.00000788">
                <text:p>234.00000788</text:p>
              </table:table-cell>
              <table:table-cell office:value-type="float" office:value="1.453648">
                <text:p>1.4536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7.00000788">
                <text:p>237.00000788</text:p>
              </table:table-cell>
              <table:table-cell office:value-type="float" office:value="1.605317">
                <text:p>1.605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0.00000788">
                <text:p>240.00000788</text:p>
              </table:table-cell>
              <table:table-cell office:value-type="float" office:value="1.301381">
                <text:p>1.3013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3.00000788">
                <text:p>243.00000788</text:p>
              </table:table-cell>
              <table:table-cell office:value-type="float" office:value="1.36868">
                <text:p>1.368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6.0000158">
                <text:p>246.0000158</text:p>
              </table:table-cell>
              <table:table-cell office:value-type="float" office:value="1.519532">
                <text:p>1.5195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9.00000788">
                <text:p>249.00000788</text:p>
              </table:table-cell>
              <table:table-cell office:value-type="float" office:value="1.429106">
                <text:p>1.429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2.00000788">
                <text:p>252.00000788</text:p>
              </table:table-cell>
              <table:table-cell office:value-type="float" office:value="1.59214">
                <text:p>1.592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00000788">
                <text:p>255.00000788</text:p>
              </table:table-cell>
              <table:table-cell office:value-type="float" office:value="1.572658">
                <text:p>1.5726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8.00000788">
                <text:p>258.00000788</text:p>
              </table:table-cell>
              <table:table-cell office:value-type="float" office:value="1.407679">
                <text:p>1.4076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1.00000788">
                <text:p>261.00000788</text:p>
              </table:table-cell>
              <table:table-cell office:value-type="float" office:value="1.523601">
                <text:p>1.5236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4.00000788">
                <text:p>264.00000788</text:p>
              </table:table-cell>
              <table:table-cell office:value-type="float" office:value="1.779084">
                <text:p>1.7790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7.00000788">
                <text:p>267.00000788</text:p>
              </table:table-cell>
              <table:table-cell office:value-type="float" office:value="1.442725">
                <text:p>1.4427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0.00000788">
                <text:p>270.00000788</text:p>
              </table:table-cell>
              <table:table-cell office:value-type="float" office:value="1.631372">
                <text:p>1.6313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3.00000788">
                <text:p>273.00000788</text:p>
              </table:table-cell>
              <table:table-cell office:value-type="float" office:value="1.584359">
                <text:p>1.5843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00000788">
                <text:p>276.00000788</text:p>
              </table:table-cell>
              <table:table-cell office:value-type="float" office:value="1.648455">
                <text:p>1.6484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.00000788">
                <text:p>279.00000788</text:p>
              </table:table-cell>
              <table:table-cell office:value-type="float" office:value="1.504622">
                <text:p>1.5046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.00000788">
                <text:p>282.00000788</text:p>
              </table:table-cell>
              <table:table-cell office:value-type="float" office:value="1.334749">
                <text:p>1.3347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.00000788">
                <text:p>285.00000788</text:p>
              </table:table-cell>
              <table:table-cell office:value-type="float" office:value="1.313724">
                <text:p>1.3137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8.00000788">
                <text:p>288.00000788</text:p>
              </table:table-cell>
              <table:table-cell office:value-type="float" office:value="1.484353">
                <text:p>1.4843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1.00000788">
                <text:p>291.00000788</text:p>
              </table:table-cell>
              <table:table-cell office:value-type="float" office:value="1.404855">
                <text:p>1.4048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4.00000788">
                <text:p>294.00000788</text:p>
              </table:table-cell>
              <table:table-cell office:value-type="float" office:value="1.398312">
                <text:p>1.3983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7.00000788">
                <text:p>297.00000788</text:p>
              </table:table-cell>
              <table:table-cell office:value-type="float" office:value="1.28984">
                <text:p>1.289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0.00000788">
                <text:p>300.00000788</text:p>
              </table:table-cell>
              <table:table-cell office:value-type="float" office:value="1.626018">
                <text:p>1.62601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